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true"/>
    </style:style>
    <style:style style:name="ro2" style:family="table-row">
      <style:table-row-properties style:row-height="30.3pt" fo:break-before="auto" style:use-optimal-row-height="false"/>
    </style:style>
    <style:style style:name="ro3" style:family="table-row">
      <style:table-row-properties style:row-height="26.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/>
      <table:table table:name="TuxCon_Kitty_Rev_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DGE-PIN-CLIP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 calcext:value-type="string">
            <text:p>USB-SDWH-4B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B-EDG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TTINY85-20S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-8_208mil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LED 3mm PTH Gre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2,LED1</text:p>
          </table:table-cell>
          <table:table-cell table:style-name="ce2" office:value-type="string" calcext:value-type="string">
            <text:p>LED-3mm-PTH-KA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Li 3 V 220 mAh CR2032-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1</text:p>
          </table:table-cell>
          <table:table-cell table:style-name="ce2" office:value-type="string" calcext:value-type="string">
            <text:p>CR2032H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R20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1</text:p>
          </table:table-cell>
          <table:table-cell table:style-name="ce2" office:value-type="string" calcext:value-type="string">
            <text:p>CR2032H_PTH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BUZZER PT1240P 20Vpp 4kHz 13.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Z1</text:p>
          </table:table-cell>
          <table:table-cell table:style-name="ce2" office:value-type="string" calcext:value-type="string">
            <text:p>BUZZER-PT1240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1206 12 PF C0G 50VDC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1206 1 UF Y5V 50VDC 2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LL1N41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2,D3</text:p>
          </table:table-cell>
          <table:table-cell table:style-name="ce2" office:value-type="string" calcext:value-type="string">
            <text:p>SOD80C-4148-KA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1N5819 (S4) SOD-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OD80C-4148-KA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1206 1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,R2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1206 1 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,R4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1206 10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1206 22 OH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6,R7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0805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_0805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CB – Tuxcon Kitty_Rev.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1:45:26.577292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1:47:36.729524845</dc:date>
    <meta:editing-duration>PT21M47S</meta:editing-duration>
    <meta:editing-cycles>7</meta:editing-cycles>
    <meta:generator>LibreOffice/5.1.6.2$Linux_X86_64 LibreOffice_project/10m0$Build-2</meta:generator>
    <meta:document-statistic meta:table-count="1" meta:cell-count="68" meta:object-count="0"/>
  </office:meta>
</office:document-meta>
</file>